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Δ</mo>
            <msub>
              <mi>L</mi>
              <mi>x</mi>
            </msub>
            <mo stretchy="false">Δ</mo>
            <mrow>
              <msub>
                <mi>L</mi>
                <mi>y</mi>
              </msub>
              <mo stretchy="false">≥</mo>
              <mfrac>
                <mo stretchy="false">ℏ</mo>
                <mn>2</mn>
              </mfrac>
            </mrow>
            <mrow>
              <mo stretchy="false">∣</mo>
              <mrow>
                <mrow>
                  <mo stretchy="false">〈</mo>
                  <mrow>
                    <msub>
                      <mi>L</mi>
                      <mi>z</mi>
                    </msub>
                  </mrow>
                  <mo stretchy="false">〉</mo>
                </mrow>
              </mrow>
              <mo stretchy="false">∣</mo>
            </mrow>
          </mrow>
        </mtd>
      </mtr>
      <mtr>
        <mtd>
          <mrow>
            <mo stretchy="false">Δ</mo>
            <msub>
              <mi>L</mi>
              <mi>y</mi>
            </msub>
            <mo stretchy="false">Δ</mo>
            <mrow>
              <msub>
                <mi>L</mi>
                <mi>z</mi>
              </msub>
              <mo stretchy="false">≥</mo>
              <mfrac>
                <mo stretchy="false">ℏ</mo>
                <mn>2</mn>
              </mfrac>
            </mrow>
            <mrow>
              <mo stretchy="false">∣</mo>
              <mrow>
                <mrow>
                  <mo stretchy="false">〈</mo>
                  <mrow>
                    <msub>
                      <mi>L</mi>
                      <mi>x</mi>
                    </msub>
                  </mrow>
                  <mo stretchy="false">〉</mo>
                </mrow>
              </mrow>
              <mo stretchy="false">∣</mo>
            </mrow>
          </mrow>
        </mtd>
      </mtr>
      <mtr>
        <mtd>
          <mrow>
            <mo stretchy="false">Δ</mo>
            <msub>
              <mi>L</mi>
              <mi>z</mi>
            </msub>
            <mo stretchy="false">Δ</mo>
            <mrow>
              <msub>
                <mi>L</mi>
                <mi>x</mi>
              </msub>
              <mo stretchy="false">≥</mo>
              <mfrac>
                <mo stretchy="false">ℏ</mo>
                <mn>2</mn>
              </mfrac>
            </mrow>
            <mrow>
              <mo stretchy="false">∣</mo>
              <mrow>
                <mrow>
                  <mo stretchy="false">〈</mo>
                  <mrow>
                    <msub>
                      <mi>L</mi>
                      <mi>y</mi>
                    </msub>
                  </mrow>
                  <mo stretchy="false">〉</mo>
                </mrow>
              </mrow>
              <mo stretchy="false">∣</mo>
            </mrow>
          </mrow>
        </mtd>
      </mtr>
    </mtable>
    <annotation encoding="StarMath 5.0">%DELTA L_x %DELTA L_y &gt;= hbar over 2 lline langle L_z rangle rline newline
%DELTA L_y %DELTA L_z &gt;= hbar over 2 lline langle L_x rangle rline newline
%DELTA L_z %DELTA L_x &gt;= hbar over 2 lline langle L_y rangle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3:39:50.429000000</meta:creation-date>
    <meta:generator>LibreOffice/4.1.4.2$Windows_x86 LibreOffice_project/0a0440ccc0227ad9829de5f46be37cfb6edcf72</meta:generator>
  </office:meta>
</office:document-meta>
</file>